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paragraph-properties fo:text-align="center" style:justify-single-word="false"/>
      <style:text-properties style:font-name="Lato" fo:font-size="14pt" officeooo:rsid="00089f4e" officeooo:paragraph-rsid="00089f4e" style:font-size-asian="14pt" style:font-size-complex="14pt"/>
    </style:style>
    <style:style style:name="P3" style:family="paragraph" style:parent-style-name="Standard">
      <style:paragraph-properties fo:text-align="center" style:justify-single-word="false"/>
      <style:text-properties style:font-name="Lato" officeooo:rsid="00089f4e" officeooo:paragraph-rsid="00089f4e"/>
    </style:style>
    <style:style style:name="P4" style:family="paragraph" style:parent-style-name="Standard">
      <style:text-properties style:font-name="Lato" officeooo:rsid="00089f4e" officeooo:paragraph-rsid="00089f4e"/>
    </style:style>
    <style:style style:name="P5" style:family="paragraph" style:parent-style-name="Standard">
      <style:text-properties style:font-name="Lato" fo:font-weight="bold" officeooo:rsid="00089f4e" officeooo:paragraph-rsid="00089f4e" style:font-weight-asian="bold" style:font-weight-complex="bold"/>
    </style:style>
    <style:style style:name="P6" style:family="paragraph" style:parent-style-name="Standard">
      <style:paragraph-properties fo:text-align="center" style:justify-single-word="false"/>
      <style:text-properties style:font-name="Lato" fo:font-size="12pt" officeooo:rsid="000ad860" officeooo:paragraph-rsid="000ad860" style:font-size-asian="12pt" style:font-size-complex="12pt"/>
    </style:style>
    <style:style style:name="T1" style:family="text">
      <style:text-properties officeooo:rsid="000a25e4"/>
    </style:style>
    <style:style style:name="T2" style:family="text">
      <style:text-properties fo:font-weight="bold" officeooo:rsid="00089f4e" style:font-weight-asian="bold" style:font-weight-complex="bold"/>
    </style:style>
    <style:style style:name="T3" style:family="text">
      <style:text-properties officeooo:rsid="000ad8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abolic Networks</text:p>
      <text:p text:style-name="P2">Exercise 1</text:p>
      <text:p text:style-name="P6">Jakob Hertzberg</text:p>
      <text:p text:style-name="P3"/>
      <text:p text:style-name="P3"/>
      <text:p text:style-name="P5">Task 1</text:p>
      <text:p text:style-name="P4"/>
      <text:p text:style-name="P4">I built the model using cobrapy. The metabolites and reactions which I included are listed below. The last reactions without product are boundary reactions. These either pass metabolites into the system (e.g. carbon1 and carbon2) or pull them out of the system (e.g. biomass). These reactions also serve as constraints since <text:span text:style-name="T3">I set </text:span>the upper bound to the corresponding m<text:span text:style-name="T3">aximum </text:span>transport rate.</text:p>
      <text:p text:style-name="P4"/>
      <text:p text:style-name="P1">Reactions</text:p>
      <text:p text:style-name="P1">---------</text:p>
      <text:p text:style-name="P1">Tc1:carbon_1 --&gt; A</text:p>
      <text:p text:style-name="P1">Tc2:carbon_2 --&gt; A</text:p>
      <text:p text:style-name="P1">Tf:F_ext --&gt; F</text:p>
      <text:p text:style-name="P1">Th:H_ext --&gt; H</text:p>
      <text:p text:style-name="P1">To2:O2_ext --&gt; O2</text:p>
      <text:p text:style-name="P1">Td:D --&gt; D_ext</text:p>
      <text:p text:style-name="P1">Te:E --&gt; E_ext</text:p>
      <text:p text:style-name="P1">R_1:A + ATP --&gt; B</text:p>
      <text:p text:style-name="P1">R_2:B &lt;=&gt; 2.0 ATP + C + 2.0 NADH</text:p>
      <text:p text:style-name="P1">R_3:B --&gt; F</text:p>
      <text:p text:style-name="P1">R_4:C --&gt; G</text:p>
      <text:p text:style-name="P1">R_5_a:G --&gt; 0.8 C + 2.0 NADH</text:p>
      <text:p text:style-name="P1">R_5_b:G --&gt; 0.8 C + 2.0 NADH</text:p>
      <text:p text:style-name="P1">R_6:C --&gt; 2.0 ATP + 3.0 D</text:p>
      <text:p text:style-name="P1">R_7:C + 4.0 NADH --&gt; E</text:p>
      <text:p text:style-name="P1">R_8:ATP + G + 2.0 NADH &lt;=&gt; H</text:p>
      <text:p text:style-name="P1">R_res:NADH + O2 --&gt; ATP</text:p>
      <text:p text:style-name="P1">Growth:10.0 ATP + C + F + H --&gt; biomass</text:p>
      <text:p text:style-name="P1">EX_carbon_1:carbon_1 &lt;=&gt; </text:p>
      <text:p text:style-name="P1">EX_carbon_2:carbon_2 &lt;=&gt; </text:p>
      <text:p text:style-name="P1">EX_H_ext:H_ext &lt;=&gt; </text:p>
      <text:p text:style-name="P1">EX_F_ext:F_ext &lt;=&gt; </text:p>
      <text:p text:style-name="P1">EX_O2_ext:O2_ext &lt;=&gt; </text:p>
      <text:p text:style-name="P1">DM_E_ext:E_ext --&gt; </text:p>
      <text:p text:style-name="P1">DM_D_ext:D_ext --&gt; </text:p>
      <text:p text:style-name="P1">DM_biomass:biomass --&gt; </text:p>
      <text:p text:style-name="P1"/>
      <text:p text:style-name="P1"/>
      <text:p text:style-name="P1"/>
      <text:p text:style-name="P1"/>
      <text:p text:style-name="P1"/>
      <text:p text:style-name="P1"><text:soft-page-break/></text:p>
      <text:p text:style-name="P1"/>
      <text:p text:style-name="P1"/>
      <text:p text:style-name="P1"/>
      <text:p text:style-name="P1">Metabolites</text:p>
      <text:p text:style-name="P1">-----------</text:p>
      <text:p text:style-name="P1">carbon_1</text:p>
      <text:p text:style-name="P1">A</text:p>
      <text:p text:style-name="P1">carbon_2</text:p>
      <text:p text:style-name="P1">F_ext</text:p>
      <text:p text:style-name="P1">F</text:p>
      <text:p text:style-name="P1">H_ext</text:p>
      <text:p text:style-name="P1">H</text:p>
      <text:p text:style-name="P1">O2_ext</text:p>
      <text:p text:style-name="P1">O2</text:p>
      <text:p text:style-name="P1">D</text:p>
      <text:p text:style-name="P1">D_ext</text:p>
      <text:p text:style-name="P1">E</text:p>
      <text:p text:style-name="P1">E_ext</text:p>
      <text:p text:style-name="P1">ATP</text:p>
      <text:p text:style-name="P1">B</text:p>
      <text:p text:style-name="P1">C</text:p>
      <text:p text:style-name="P1">NADH</text:p>
      <text:p text:style-name="P1">G</text:p>
      <text:p text:style-name="P1">biomass</text:p>
      <text:p text:style-name="P1"/>
      <text:p text:style-name="P5">Task 2</text:p>
      <text:p text:style-name="P4"/>
      <text:p text:style-name="P4">I optimized the flow for the “Growth” reaction. The results are shown below.</text:p>
      <text:p text:style-name="P1"/>
      <text:p text:style-name="P1">IN FLUXES <text:s text:c="7"/>OUT FLUXES <text:s text:c="3"/>OBJECTIVES</text:p>
      <text:p text:style-name="P1">--------------- <text:s/>------------ <text:tab/> ------------</text:p>
      <text:p text:style-name="P1">O2_ext <text:s text:c="3"/>15 <text:s text:c="18"/><text:tab/>Growth <text:s/>3.64</text:p>
      <text:p text:style-name="P1">carbon_1 <text:s/>10.5</text:p>
      <text:p text:style-name="P1">H_ext <text:s text:c="5"/>5</text:p>
      <text:p text:style-name="P1">F_ext <text:s text:c="5"/>3.64</text:p>
      <text:p text:style-name="P1">carbon_2 <text:s text:c="2"/>1.5</text:p>
      <text:p text:style-name="P1">None</text:p>
      <text:p text:style-name="P1"/>
      <text:p text:style-name="P5"/>
      <text:p text:style-name="P5">Task 3</text:p>
      <text:p text:style-name="P4"/>
      <text:p text:style-name="P4">The results of the FVA show that the transport reactions for carbon can vary but never drop to zero. The only reactions that have a minimum of zero are <text:span text:style-name="T1">3, </text:span>5a, 5b. Other than the carbon transport and 5a/5b <text:span text:style-name="T1">there is no</text:span> reaction <text:span text:style-name="T1">that</text:span> has any variability. </text:p>
      <text:p text:style-name="P4"/>
      <text:p text:style-name="P4"/>
      <text:p text:style-name="P1"><text:soft-page-break/></text:p>
      <text:p text:style-name="P1"><text:s text:c="15"/>minimum <text:s text:c="6"/>maximum</text:p>
      <text:p text:style-name="P1">Tc1 <text:s text:c="10"/>1.500000 <text:s/>1.050000e+01</text:p>
      <text:p text:style-name="P1">Tc2 <text:s text:c="10"/>1.500000 <text:s/>1.050000e+01</text:p>
      <text:p text:style-name="P1">Tf <text:s text:c="11"/>3.636364 <text:s/>3.636364e+00</text:p>
      <text:p text:style-name="P1">Th <text:s text:c="11"/>5.000000 <text:s/>5.000000e+00</text:p>
      <text:p text:style-name="P1">To2 <text:s text:c="9"/>15.000000 <text:s/>1.500000e+01</text:p>
      <text:p text:style-name="P1">Td <text:s text:c="10"/>12.000000 <text:s/>1.200000e+01</text:p>
      <text:p text:style-name="P1">Te <text:s text:c="11"/>4.928571 <text:s/>4.928571e+00</text:p>
      <text:p text:style-name="P1">R_1 <text:s text:c="9"/>12.000000 <text:s/>1.200000e+01</text:p>
      <text:p text:style-name="P1">R_2 <text:s text:c="9"/>12.000000 <text:s/>1.200000e+01</text:p>
      <text:p text:style-name="P1">R_3 <text:s text:c="10"/>0.000000 <text:s/>4.884981e-15</text:p>
      <text:p text:style-name="P1">R_4 <text:s text:c="10"/>2.629870 <text:s/>2.629870e+00</text:p>
      <text:p text:style-name="P1">R_5_a <text:s text:c="8"/>0.000000 <text:s/>3.993506e+00</text:p>
      <text:p text:style-name="P1">R_5_b <text:s text:c="8"/>0.000000 <text:s/>3.993506e+00</text:p>
      <text:p text:style-name="P1">R_6 <text:s text:c="10"/>4.000000 <text:s/>4.000000e+00</text:p>
      <text:p text:style-name="P1">R_7 <text:s text:c="10"/>4.928571 <text:s/>4.928571e+00</text:p>
      <text:p text:style-name="P1">R_8 <text:s text:c="9"/>-1.363636 -1.363636e+00</text:p>
      <text:p text:style-name="P1">R_res <text:s text:c="7"/>15.000000 <text:s/>1.500000e+01</text:p>
      <text:p text:style-name="P1">Growth <text:s text:c="7"/>3.636364 <text:s/>3.636364e+00</text:p>
      <text:p text:style-name="P1"/>
      <text:p text:style-name="P5">Task 3</text:p>
      <text:p text:style-name="P4"/>
      <text:p text:style-name="P4">Below I listed the growth rate after a specific reaction is knocked out. Those tha<text:span text:style-name="T1">t</text:span> reduce the growth rate to zero are marked as essential. Other than the growth reaction itself there is no reaction that can reduce the growth rate to zero. The reactions that reduce the growth <text:span text:style-name="T1">rate </text:span>the most are reaction 1 and reaction 2. Reaction 5a and 5b can be knocked out without any reduction to the growth rate. <text:span text:style-name="T1">If reaction 1 or 2 are blocked the metabolite H has to be used in reactions 5a or 5b to produce metabolite C, which then can be used to produce biomass. Due to the maximum transport rate of metabolite H the growth rate then decreases. </text:span></text:p>
      <text:p text:style-name="P1"/>
      <text:p text:style-name="P1">Tc1 blocked, new growth rate 3.5</text:p>
      <text:p text:style-name="P1">Tc2 blocked, new growth rate 3.5</text:p>
      <text:p text:style-name="P1">Tf blocked, new growth rate 3.076923</text:p>
      <text:p text:style-name="P1">Th blocked, new growth rate 3.181818</text:p>
      <text:p text:style-name="P1">To2 blocked, new growth rate 2.142857</text:p>
      <text:p text:style-name="P1">Td blocked, new growth rate 2.909091</text:p>
      <text:p text:style-name="P1">Te blocked, new growth rate 3.009091</text:p>
      <text:p text:style-name="P1">R_1 blocked, new growth rate 1.883117</text:p>
      <text:p text:style-name="P1">R_2 blocked, new growth rate 1.883117</text:p>
      <text:p text:style-name="P1">R_3 blocked, new growth rate 3.636364</text:p>
      <text:p text:style-name="P1">R_4 blocked, new growth rate 3.244681</text:p>
      <text:p text:style-name="P1">R_5_a blocked, new growth rate 3.636364</text:p>
      <text:p text:style-name="P1">R_5_b blocked, new growth rate 3.636364</text:p>
      <text:p text:style-name="P1">R_6 blocked, new growth rate 2.909091</text:p>
      <text:p text:style-name="P1">R_7 blocked, new growth rate 3.009091</text:p>
      <text:p text:style-name="P1">R_8 blocked, new growth rate 3.5</text:p>
      <text:p text:style-name="P1"><text:soft-page-break/>R_res blocked, new growth rate 2.142857</text:p>
      <text:p text:style-name="P1">Growth blocked, new growth rate 0.0 -------&gt; ESSENTI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5:55:06.731748553</meta:creation-date>
    <dc:date>2018-11-26T16:18:53.529574699</dc:date>
    <meta:editing-duration>PT10M26S</meta:editing-duration>
    <meta:editing-cycles>2</meta:editing-cycles>
    <meta:generator>LibreOffice/5.4.7.2$Linux_X86_64 LibreOffice_project/c838ef25c16710f8838b1faec480ebba495259d0</meta:generator>
    <meta:document-statistic meta:table-count="0" meta:image-count="0" meta:object-count="0" meta:page-count="4" meta:paragraph-count="105" meta:word-count="591" meta:character-count="3614" meta:non-whitespace-character-count="2882"/>
  </office:meta>
</office:document-meta>
</file>